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text-underline-style="none"/>
    </style:style>
    <style:style style:name="P3" style:family="paragraph" style:parent-style-name="Standard">
      <style:text-properties style:text-underline-style="none"/>
    </style:style>
    <style:style style:name="P4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teio baseado nos custos diretos</text:p>
      <text:p text:style-name="P1"/>
      <text:p text:style-name="P1"><text:tab/><text:tab/>custo dir<text:tab/> <text:s text:c="3"/>cif(rateio)<text:tab/>custo total<text:tab/>custo unit</text:p>
      <text:p text:style-name="P1">produtoA<text:tab/>115000 23,71% <text:s text:c="2"/>53347,50 <text:s text:c="4"/>168347,50 <text:s text:c="5"/><text:tab/>24,05</text:p>
      <text:p text:style-name="P1">produtoB<text:tab/>202000 41,65% <text:s text:c="2"/>93712.50<text:tab/>295712,50<text:tab/>73,928</text:p>
      <text:p text:style-name="P1">produtoC<text:tab/>168000 34,64% <text:s text:c="2"/>77940,00<text:tab/>245940,00<text:tab/>49,188</text:p>
      <text:p text:style-name="P1"><text:tab/><text:tab/>485000 100 <text:s text:c="9"/>225000,00<text:tab/>710000,00<text:tab/></text:p>
      <text:p text:style-name="P1"/>
      <text:p text:style-name="P1">225000 – 100</text:p>
      <text:p text:style-name="P1">53314,20 – 23,71%</text:p>
      <text:p text:style-name="P1">93712,50 – 41,65%</text:p>
      <text:p text:style-name="P1">77940,00 – 34,64%</text:p>
      <text:p text:style-name="P1"/>
      <text:p text:style-name="P1">quantidade produzidas</text:p>
      <text:p text:style-name="P1">A – 7000</text:p>
      <text:p text:style-name="P1">B – 4000</text:p>
      <text:p text:style-name="P1">C – 5000</text:p>
      <text:p text:style-name="P1"/>
      <text:p text:style-name="P1">168347,50/7000 = 24,05</text:p>
      <text:p text:style-name="P1">295712,50/4000 = 73928</text:p>
      <text:p text:style-name="P1">245940,00/5000 = 49,188</text:p>
      <text:p text:style-name="P1"/>
      <text:p text:style-name="P1">quantidade vendidas<text:tab/>receita<text:tab/> <text:s text:c="6"/><text:tab/>cpv <text:s text:c="14"/>LB</text:p>
      <text:p text:style-name="P1">A – 5000x40,00 = <text:tab/>200000,00 <text:tab/>120250,00 – 79750,00</text:p>
      <text:p text:style-name="P1">B – 2800x10000 = <text:tab/>280000,00<text:tab/>206998,40 – 73001,60</text:p>
      <text:p text:style-name="P1">C – 3500x85,00 = <text:tab/>295000,00<text:tab/>172158,00 – 125342,00</text:p>
      <text:p text:style-name="P1"><text:tab/><text:tab/><text:tab/>775500,00<text:tab/>499406,40 <text:s text:c="3"/>278093,60</text:p>
      <text:p text:style-name="P1"/>
      <text:p text:style-name="P1"><text:tab/>estoque final</text:p>
      <text:p text:style-name="P1">A 2000x24,05<text:tab/>= 48100,00 <text:s text:c="2"/>46632</text:p>
      <text:p text:style-name="P1">B 1200x73,928=88713,60 <text:s text:c="2"/>86634</text:p>
      <text:p text:style-name="P1">C 1500x49188 =73782,00 <text:s text:c="3"/>77400</text:p>
      <text:p text:style-name="P1"><text:s text:c="26"/>210595,60 <text:s/>210666</text:p>
      <text:p text:style-name="P1"/>
      <text:p text:style-name="P1">Lucro Bruto<text:tab/>278093,60</text:p>
      <text:p text:style-name="P1">desp. Adm <text:s text:c="2"/><text:tab/>(140000,00)</text:p>
      <text:p text:style-name="P1">desp. Vendas<text:tab/>(125000,00)</text:p>
      <text:p text:style-name="P1">desp. Financ <text:s/><text:tab/>(50000,00)</text:p>
      <text:p text:style-name="P1">prejuizo<text:tab/>(36906,40)</text:p>
      <text:p text:style-name="P1"/>
      <text:p text:style-name="P1"><text:tab/><text:tab/>mão de obra<text:tab/>CiF<text:tab/><text:tab/>MP<text:tab/><text:tab/>E E<text:tab/><text:tab/>Custo To<text:tab/>Custo unit</text:p>
      <text:p text:style-name="P1">Produto A<text:tab/>22000<text:tab/>24,44<text:tab/>54990,00<text:tab/>75000<text:tab/><text:tab/>18000<text:tab/><text:tab/>169990<text:tab/><text:tab/>24,284</text:p>
      <text:p text:style-name="P1">Produto B<text:tab/>47000<text:tab/>52,22<text:tab/>117495,00<text:tab/>135000<text:tab/>20000<text:tab/><text:tab/>319495<text:tab/><text:tab/>79,873</text:p>
      <text:p text:style-name="P1">Produto C<text:tab/>21000<text:tab/>23,34<text:tab/>52515,00<text:tab/>140000<text:tab/><text:tab/>7000<text:tab/><text:tab/>220515<text:tab/><text:tab/>44,103</text:p>
      <text:p text:style-name="P1"><text:s text:c="10"/><text:tab/><text:tab/>90000 <text:s/>100<text:tab/>225500,00<text:tab/>350000<text:tab/>45000<text:tab/><text:tab/>710000</text:p>
      <text:p text:style-name="P1"/>
      <text:p text:style-name="P1"/>
      <text:p text:style-name="P1"/>
      <text:p text:style-name="P1"/>
      <text:p text:style-name="P1"/>
      <text:p text:style-name="P1"><text:soft-page-break/>Recita<text:tab/><text:tab/>CPV<text:tab/><text:tab/>LB</text:p>
      <text:p text:style-name="P1">A <text:s text:c="2"/>200000<text:tab/>121420<text:tab/><text:tab/>=78580</text:p>
      <text:p text:style-name="P1">B <text:s text:c="2"/>280000<text:tab/>223644,40<text:tab/>=56355,60</text:p>
      <text:p text:style-name="P1">C <text:s text:c="2"/>295500<text:tab/>154360,50<text:tab/>=141139,50</text:p>
      <text:p text:style-name="P1"><text:s text:c="5"/>775500<text:tab/>499424,90<text:tab/> <text:s text:c="2"/>276075,10</text:p>
      <text:p text:style-name="P1"><text:tab/><text:tab/>desp. Adm <text:s text:c="2"/><text:tab/>(140000,00)</text:p>
      <text:p text:style-name="P1"><text:tab/><text:tab/>desp. Vendas<text:tab/>(125000,00)</text:p>
      <text:p text:style-name="P1"><text:tab/><text:tab/>desp. Financ <text:s/><text:tab/>(50000,00)</text:p>
      <text:p text:style-name="P1"><text:tab/><text:tab/><text:tab/><text:tab/>(39924,90)</text:p>
      <text:p text:style-name="P1"/>
      <text:p text:style-name="P1">Venda total – utilizando rateio pela mat. Prima</text:p>
      <text:p text:style-name="P1"/>
      <text:p text:style-name="P1"><text:tab/>receita<text:tab/><text:tab/><text:tab/><text:tab/>CPV<text:tab/><text:tab/>LB</text:p>
      <text:p text:style-name="P1">A<text:tab/>7000x40,00 = 2800000<text:tab/>163212,00<text:tab/>116788</text:p>
      <text:p text:style-name="P1">B<text:tab/>4000x100,00=400000<text:tab/><text:tab/>288780,00<text:tab/>111220</text:p>
      <text:p text:style-name="P1">C<text:tab/>5000x85,00 = 425000<text:tab/><text:tab/>258000,00<text:tab/>167000</text:p>
      <text:p text:style-name="P1"><draw:line text:anchor-type="paragraph" draw:z-index="0" draw:style-name="gr1" draw:text-style-name="P4" svg:x1="3.842cm" svg:y1="0.023cm" svg:x2="10.139cm" svg:y2="0.023cm"><text:p/></draw:line><text:tab/><text:tab/><text:tab/>1105000,<text:tab/>709992,00<text:tab/>395008</text:p>
      <text:p text:style-name="P1"><text:tab/><text:tab/><text:tab/><text:tab/><text:tab/>desp. Adm <text:s text:c="2"/><text:tab/>(140000,00)</text:p>
      <text:p text:style-name="P1"><text:tab/><text:tab/><text:tab/><text:tab/><text:tab/>desp. Vendas<text:tab/>(125000,00)</text:p>
      <text:p text:style-name="P1"><draw:line text:anchor-type="paragraph" draw:z-index="1" draw:style-name="gr1" draw:text-style-name="P4" svg:x1="8.763cm" svg:y1="0.584cm" svg:x2="10.88cm" svg:y2="0.584cm"><text:p/></draw:line><text:tab/><text:tab/><text:tab/><text:tab/><text:tab/>desp. Financ <text:s/><text:tab/>(50000,00)</text:p>
      <text:p text:style-name="P1"><text:tab/><text:tab/><text:tab/><text:tab/><text:tab/><text:tab/><text:tab/> 80008,00</text:p>
      <text:p text:style-name="P2"/>
      <text:p text:style-name="P1"/>
      <text:p text:style-name="P1">Exercicio IR</text:p>
      <text:p text:style-name="P1"/>
      <text:p text:style-name="P1">PEreceita = <text:s/>10000/0,32743 = 30540</text:p>
      <text:p text:style-name="P1"/>
      <text:p text:style-name="P1">%MC = <text:s/>MC/Receita = 146100/446200 = 0,32743</text:p>
      <text:p text:style-name="P1"/>
      <text:p text:style-name="P1">PEunid = 10000/3108 = 3216 unid</text:p>
      <text:p text:style-name="P1"/>
      <text:p text:style-name="P1">%Qt. MC / Qtd = 146100 / 47000 = 3108</text:p>
      <text:p text:style-name="P1"/>
      <text:p text:style-name="P1">Produto<text:tab/><text:tab/>%<text:tab/>Qtda<text:tab/>CV<text:tab/><text:tab/>CVtotal<text:tab/>RecTotal<text:tab/><text:tab/>MC</text:p>
      <text:p text:style-name="P1">blusa<text:tab/><text:tab/>15000<text:tab/>31,92<text:tab/>1027<text:tab/>1027x4,40<text:tab/>4517<text:tab/><text:tab/>1027x8=8213</text:p>
      <text:p text:style-name="P1">calças<text:tab/><text:tab/>9000<text:tab/>19,14<text:tab/>0617<text:tab/>617x7,30<text:tab/>4496<text:tab/><text:tab/>617x11,00=6776</text:p>
      <text:p text:style-name="P1">vestidos<text:tab/>8000<text:tab/>17,03<text:tab/>0347<text:tab/>546x10,40<text:tab/>5694<text:tab/><text:tab/>546x15,20=8323</text:p>
      <text:p text:style-name="P1">saias<text:tab/><text:tab/>9000<text:tab/>19,15<text:tab/>0616<text:tab/>616x6,80<text:tab/>4188<text:tab/><text:tab/>616x9,00=5544</text:p>
      <text:p text:style-name="P1"><draw:line text:anchor-type="paragraph" draw:z-index="2" draw:style-name="gr1" draw:text-style-name="P4" svg:x1="2.501cm" svg:y1="0.503cm" svg:x2="16.021cm" svg:y2="0.503cm"><text:p/></draw:line>camisas<text:tab/>6000<text:tab/>12,76<text:tab/>0410<text:tab/>410x4,00<text:tab/>1642<text:tab/><text:tab/>410x4,10=1683</text:p>
      <text:p text:style-name="P1"><text:tab/><text:tab/>47000<text:tab/>100<text:tab/>3216<text:tab/><text:tab/><text:tab/><text:tab/><text:tab/><text:tab/>30540<text:tab/><text:tab/>10000</text:p>
      <text:p text:style-name="P1"><text:tab/><text:tab/><text:tab/><text:tab/><text:tab/><text:tab/><text:tab/><text:tab/><text:tab/><text:tab/>Custo Fixo<text:tab/>(10000)</text:p>
      <text:p text:style-name="P1"><text:tab/><text:tab/><text:tab/><text:tab/><text:tab/><text:tab/><text:tab/><text:tab/><text:tab/><text:tab/>Comissão <text:tab/>(1221)</text:p>
      <text:p text:style-name="P1"><text:tab/><text:tab/><text:tab/><text:tab/><text:tab/><text:tab/><text:tab/><text:tab/><text:tab/><text:tab/>Desp Adm<text:tab/>(3000)</text:p>
      <text:p text:style-name="P1"/>
      <text:p text:style-name="P1"/>
      <text:p text:style-name="P1">para zerar tudo</text:p>
      <text:p text:style-name="P1"><draw:line text:anchor-type="paragraph" draw:z-index="3" draw:style-name="gr1" draw:text-style-name="P4" svg:x1="0.067cm" svg:y1="0.393cm" svg:x2="3.718cm" svg:y2="0.393cm"><text:p/></draw:line>10000+3000+x(0,03) <text:s text:c="2"/>= <text:s/>0,03 x <text:s/>→ x = 43707</text:p>
      <text:p text:style-name="P1"><text:tab/>0,32743</text:p>
      <text:p text:style-name="P1"/>
      <text:p text:style-name="P1"/>
      <text:p text:style-name="P1"><text:soft-page-break/>Lucro = 500,00 – liq I Renda(20%) <text:tab/>500/(1-0,2) = 500 / 0,8 = 625,00(LBruto)</text:p>
      <text:p text:style-name="P1"/>
      <text:p text:style-name="P1">EXERCÍCIO VALENDO 2 PONTOS</text:p>
      <text:p text:style-name="P1">em 31-12-08 – estoque final era:</text:p>
      <text:p text:style-name="P1"><text:tab/>20uni X a 5,00</text:p>
      <text:p text:style-name="P1"><text:tab/>30uni X a 5,50</text:p>
      <text:p text:style-name="P1">em <text:tab/>02.01 – venda de 35 unid a 7,00</text:p>
      <text:p text:style-name="P1"><text:tab/>04.01 – compra de 100 unid a 5,40</text:p>
      <text:p text:style-name="P1"><text:tab/>08.01 – venda de 65 unid a 6,50</text:p>
      <text:p text:style-name="P1"><text:tab/>15.01 – venda de 45 unid a 7,50</text:p>
      <text:p text:style-name="P1"><text:tab/>15.01 – Compra de 30 unid a 5,70</text:p>
      <text:p text:style-name="P1"><text:tab/>25.01 – compra de 50 unid a 5,60</text:p>
      <text:p text:style-name="P1"><text:tab/>30.01 – venda de 70 unid a 7,00</text:p>
      <text:p text:style-name="P1">Pede-se:</text:p>
      <text:p text:style-name="P1">1)Processar os registros de estoque</text:p>
      <text:p text:style-name="P1">2)Apurar o resultado Contabil com mercadorias no dia 15.01</text:p>
      <text:p text:style-name="P1">3)Apurar o Resultado Contabil com mercadorias no periodo</text:p>
      <text:p text:style-name="P1">4)Demonstrar a avaliação do estoque pelos metodos: PePs;UEPs e Média Ponderada</text:p>
      <text:p text:style-name="P1">comentar sobre as diferenças entre cada um dos métodos.</text:p>
      <text:p text:style-name="P1"/>
      <text:p text:style-name="P1">Obs. Compra e venda no mesmo dia, primeiro a comp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8-23T21:57:15</meta:creation-date>
    <dc:date>2009-11-11T19:17:27</dc:date>
    <meta:editing-cycles>10</meta:editing-cycles>
    <meta:editing-duration>PT05H42M59S</meta:editing-duration>
    <dc:creator>blackwing </dc:creator>
    <meta:document-statistic meta:table-count="0" meta:image-count="0" meta:object-count="0" meta:page-count="3" meta:paragraph-count="93" meta:word-count="479" meta:character-count="3152"/>
    <meta:user-defined meta:name="Informações 1"/>
    <meta:user-defined meta:name="Informações 2"/>
    <meta:user-defined meta:name="Informações 3"/>
    <meta:user-defined meta:name="Informações 4"/>
  </office:meta>
</office:document-meta>
</file>